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style:font-size-asian="13pt" style:font-size-complex="13pt"/>
    </style:style>
    <style:style style:name="T1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verdana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repository</text:p>
      <text:p text:style-name="P1">git init ( intializes a local repository)</text:p>
      <text:p text:style-name="P1"></text:p>
      <text:p text:style-name="P1"></text:p>
      <text:p text:style-name="P1"></text:p>
      <text:p text:style-name="P1"></text:p>
      <text:p text:style-name="P1">2.Make some changes -- add some files, change content of some files</text:p>
      <text:p text:style-name="P1">steps :</text:p>
      <text:p text:style-name="P1">echo "hi this is my first file" &gt; first.txt</text:p>
      <text:p text:style-name="P1">echo "hi this is my secnd file" &gt; second.txt</text:p>
      <text:p text:style-name="P1">echo "hi this is my third file" &gt; third.txt</text:p>
      <text:p text:style-name="P1">vi first.txt</text:p>
      <text:p text:style-name="P1">make changes using insert mode</text:p>
      <text:p text:style-name="P1">save changes using :wq</text:p>
      <text:p text:style-name="P1"></text:p>
      <text:p text:style-name="P1"></text:p>
      <text:p text:style-name="P1"></text:p>
      <text:p text:style-name="P1">3.commit changes</text:p>
      <text:p text:style-name="P1">git add first.txt secnd.txt third.txt</text:p>
      <text:p text:style-name="P1">git status</text:p>
      <text:p text:style-name="P1"># On branch master</text:p>
      <text:p text:style-name="P1"># Changes to be committed:</text:p>
      <text:p text:style-name="P1"># <text:s text:c="2"/>(use "git reset HEAD &lt;file&gt;..." to unstage)</text:p>
      <text:p text:style-name="P1">#</text:p>
      <text:p text:style-name="P1">#<text:tab/>new file: <text:s text:c="2"/>first.txt</text:p>
      <text:p text:style-name="P1">#<text:tab/>new file: <text:s text:c="2"/>second.txt</text:p>
      <text:p text:style-name="P1">#<text:tab/>new file: <text:s text:c="2"/>third.txt</text:p>
      <text:p text:style-name="P1"></text:p>
      <text:p text:style-name="P1">git commit - m "first commit"</text:p>
      <text:p text:style-name="P1">[master bf9481d] first commit</text:p>
      <text:p text:style-name="P1"><text:s/>3 files changed, 3 insertions(+)</text:p>
      <text:p text:style-name="P1"><text:s/>create mode 100644 first.txt</text:p>
      <text:p text:style-name="P1"><text:s/>create mode 100644 second.txt</text:p>
      <text:p text:style-name="P1"><text:s/>create mode 100644 third.txt</text:p>
      <text:p text:style-name="P1"></text:p>
      <text:p text:style-name="P1"></text:p>
      <text:p text:style-name="P1"></text:p>
      <text:p text:style-name="P1"></text:p>
      <text:p text:style-name="P1">4.repeat steps 1-3 for 2 more times. try to remove and ignore some files . Use git diff before each commit</text:p>
      <text:p text:style-name="P1"/>
      <text:p text:style-name="P1">git rm third.txt</text:p>
      <text:p text:style-name="P1">git status</text:p>
      <text:p text:style-name="P1">git diff HEAD</text:p>
      <text:p text:style-name="P1">diff --git a/third.txt b/third.txt</text:p>
      <text:p text:style-name="P1">deleted file mode 100644</text:p>
      <text:p text:style-name="P1">index 1a41114..0000000</text:p>
      <text:p text:style-name="P1">--- a/third.txt</text:p>
      <text:p text:style-name="P1"><text:soft-page-break/>+++ /dev/null</text:p>
      <text:p text:style-name="P1">@@ -1 +0,0 @@</text:p>
      <text:p text:style-name="P1">-hi this is my third file</text:p>
      <text:p text:style-name="P1"></text:p>
      <text:p text:style-name="P1">echo "hi this is my fourth file" &gt; four.txt</text:p>
      <text:p text:style-name="P1">echo "hi this is my fifth file" &gt; five.txt</text:p>
      <text:p text:style-name="P1">git diff HEAD^</text:p>
      <text:p text:style-name="P1">diff --git a/five.txt b/five.txt</text:p>
      <text:p text:style-name="P1">new file mode 100644</text:p>
      <text:p text:style-name="P1">index 0000000..18499ea</text:p>
      <text:p text:style-name="P1">--- /dev/null</text:p>
      <text:p text:style-name="P1">+++ b/five.txt</text:p>
      <text:p text:style-name="P1">@@ -0,0 +1 @@</text:p>
      <text:p text:style-name="P1">+this is my fifth</text:p>
      <text:p text:style-name="P1">diff --git a/four.txt b/four.txt</text:p>
      <text:p text:style-name="P1">new file mode 100644</text:p>
      <text:p text:style-name="P1">index 0000000..132706f</text:p>
      <text:p text:style-name="P1">--- /dev/null</text:p>
      <text:p text:style-name="P1">+++ b/four.txt</text:p>
      <text:p text:style-name="P1">@@ -0,0 +1 @@</text:p>
      <text:p text:style-name="P1">+this is my fourth</text:p>
      <text:p text:style-name="P1">diff --git a/third.txt b/third.txt</text:p>
      <text:p text:style-name="P1">deleted file mode 100644</text:p>
      <text:p text:style-name="P1">index 1a41114..0000000</text:p>
      <text:p text:style-name="P1">--- a/third.txt</text:p>
      <text:p text:style-name="P1">+++ /dev/null</text:p>
      <text:p text:style-name="P1">@@ -1 +0,0 @@</text:p>
      <text:p text:style-name="P1">-hi this is my third file</text:p>
      <text:p text:style-name="P1"></text:p>
      <text:p text:style-name="P1"></text:p>
      <text:p text:style-name="P1"></text:p>
      <text:p text:style-name="P1"></text:p>
      <text:p text:style-name="P1"></text:p>
      <text:p text:style-name="P1">5.create changes and revert those changes using git when those changes are not added to staging are</text:p>
      <text:p text:style-name="P1">vi first.txt</text:p>
      <text:p text:style-name="P1">cat first.txt</text:p>
      <text:p text:style-name="P1">changes made:</text:p>
      <text:p text:style-name="P1">hii this is my first file.</text:p>
      <text:p text:style-name="P1">git checkout first</text:p>
      <text:p text:style-name="P1">cat first.txt</text:p>
      <text:p text:style-name="P1">hi this is my first file</text:p>
      <text:p text:style-name="P1"></text:p>
      <text:p text:style-name="P1"></text:p>
      <text:p text:style-name="P1">6.<text:span text:style-name="T3">create changes and revert those changes after adding changes to staging area</text:span></text:p>
      <text:p text:style-name="P1"><text:span text:style-name="T3"/></text:p>
      <text:p text:style-name="P1"><text:span text:style-name="T3">vi first.txt</text:span></text:p>
      <text:p text:style-name="P1"><text:span text:style-name="T3">cat first.txt</text:span></text:p>
      <text:p text:style-name="P1"><text:soft-page-break/><text:span text:style-name="T3">changed:</text:span></text:p>
      <text:p text:style-name="P1"><text:span text:style-name="T3">this is my first file</text:span></text:p>
      <text:p text:style-name="P1"><text:span text:style-name="T3">git add first.txt</text:span></text:p>
      <text:p text:style-name="P1"><text:span text:style-name="T3">git reset - -hard HEAD</text:span></text:p>
      <text:p text:style-name="P1"><text:span text:style-name="T3">cat first.txt</text:span></text:p>
      <text:p text:style-name="P1"><text:span text:style-name="T3">this is my first file</text:span></text:p>
      <text:p text:style-name="P1"><text:span text:style-name="T3"></text:span></text:p>
      <text:p text:style-name="P1"><text:span text:style-name="T3">7.create change and revert those changes after committing those changes .</text:span></text:p>
      <text:p text:style-name="P1"><text:span text:style-name="T3">vi first.txt</text:span></text:p>
      <text:p text:style-name="P1"><text:span text:style-name="T3">cat first.txt</text:span></text:p>
      <text:p text:style-name="P1"><text:span text:style-name="T3">hola file changed !!</text:span></text:p>
      <text:p text:style-name="P1"><text:span text:style-name="T3">git add first.txt</text:span></text:p>
      <text:p text:style-name="P1"><text:span text:style-name="T3">git commit -m "first.txt"</text:span></text:p>
      <text:p text:style-name="P1"><text:span text:style-name="T3">git reset --hard HEAD^</text:span></text:p>
      <text:p text:style-name="P1"><text:span text:style-name="T3">cat first.txt</text:span></text:p>
      <text:p text:style-name="P1"><text:span text:style-name="T3">this is my first file</text:span></text:p>
      <text:p text:style-name="P1"><text:span text:style-name="T3"></text:span></text:p>
      <text:p text:style-name="P1"><text:span text:style-name="T3"></text:span></text:p>
      <text:p text:style-name="P1"><text:span text:style-name="T3"/></text:p>
      <text:p text:style-name="P1"><text:span text:style-name="T3">8.Check repository status before adding changes to staging area, after adding changes to staging area and after committing changes .</text:span></text:p>
      <text:p text:style-name="P1"><text:span text:style-name="T3">vi first.txt</text:span></text:p>
      <text:p text:style-name="P1"><text:span text:style-name="T3">cat first.txt</text:span></text:p>
      <text:p text:style-name="P1"><text:span text:style-name="T3">changed:</text:span></text:p>
      <text:p text:style-name="P1"><text:span text:style-name="T3">this is my first file</text:span></text:p>
      <text:p text:style-name="P1"><text:span text:style-name="T3">git status</text:span></text:p>
      <text:p text:style-name="P1"><text:span text:style-name="T3"># On branch master</text:span></text:p>
      <text:p text:style-name="P1"><text:span text:style-name="T3"># Your branch is ahead of 'origin/master' by 2 commits.</text:span></text:p>
      <text:p text:style-name="P1"><text:span text:style-name="T3">#</text:span></text:p>
      <text:p text:style-name="P1"><text:span text:style-name="T3"># Changes not staged for commit:</text:span></text:p>
      <text:p text:style-name="P1"><text:span text:style-name="T3"># <text:s text:c="2"/>(use "git add &lt;file&gt;..." to update what will be committed)</text:span></text:p>
      <text:p text:style-name="P1"><text:span text:style-name="T3"># <text:s text:c="2"/>(use "git checkout -- &lt;file&gt;..." to discard changes in working directory)</text:span></text:p>
      <text:p text:style-name="P1"><text:span text:style-name="T3">#</text:span></text:p>
      <text:p text:style-name="P1"><text:span text:style-name="T3">#<text:tab/>modified: <text:s text:c="2"/>first.txt</text:span></text:p>
      <text:p text:style-name="P1"><text:span text:style-name="T3">#</text:span></text:p>
      <text:p text:style-name="P1"><text:span text:style-name="T3"># Untracked files:</text:span></text:p>
      <text:p text:style-name="P1"><text:span text:style-name="T3"># <text:s text:c="2"/>(use "git add &lt;file&gt;..." to include in what will be committed)</text:span></text:p>
      <text:p text:style-name="P1"><text:span text:style-name="T3"></text:span></text:p>
      <text:p text:style-name="P1"><text:span text:style-name="T3">git add first.txt</text:span></text:p>
      <text:p text:style-name="P1"><text:span text:style-name="T3">git status</text:span></text:p>
      <text:p text:style-name="P1"><text:span text:style-name="T3">On branch master</text:span></text:p>
      <text:p text:style-name="P1"><text:span text:style-name="T3"># Your branch is ahead of 'origin/master' by 2 commits.</text:span></text:p>
      <text:p text:style-name="P1"><text:span text:style-name="T3">#</text:span></text:p>
      <text:p text:style-name="P1"><text:span text:style-name="T3"># Changes to be committed:</text:span></text:p>
      <text:p text:style-name="P1"><text:span text:style-name="T3"># <text:s text:c="2"/>(use "git reset HEAD &lt;file&gt;..." to unstage)</text:span></text:p>
      <text:p text:style-name="P1"><text:span text:style-name="T3">#</text:span></text:p>
      <text:p text:style-name="P1"><text:span text:style-name="T3">#<text:tab/>modified: <text:s text:c="2"/>first.txt</text:span></text:p>
      <text:p text:style-name="P1"><text:span text:style-name="T3">#</text:span></text:p>
      <text:p text:style-name="P1"><text:soft-page-break/><text:span text:style-name="T3"># Untracked files:</text:span></text:p>
      <text:p text:style-name="P1"><text:span text:style-name="T3"># <text:s text:c="2"/>(use "git add &lt;file&gt;..." to include in what will be committed)</text:span></text:p>
      <text:p text:style-name="P1"><text:span text:style-name="T3">#</text:span></text:p>
      <text:p text:style-name="P1"><text:span text:style-name="T3">git commit -m "third"</text:span></text:p>
      <text:p text:style-name="P1"><text:span text:style-name="T3">git status</text:span></text:p>
      <text:p text:style-name="P1"><text:span text:style-name="T3">[master 6ce6648] third</text:span></text:p>
      <text:p text:style-name="P1"><text:span text:style-name="T3"><text:s/>1 file changed, 1 insertion(+)</text:span></text:p>
      <text:p text:style-name="P1"><text:span text:style-name="T3">nishant@Nishant-PC:~/test/test1$ git status</text:span></text:p>
      <text:p text:style-name="P1"><text:span text:style-name="T3"># On branch master</text:span></text:p>
      <text:p text:style-name="P1"><text:span text:style-name="T3"># Your branch is ahead of 'origin/master' by 3 commits.</text:span></text:p>
      <text:p text:style-name="P1"><text:span text:style-name="T3">#</text:span></text:p>
      <text:p text:style-name="P1"><text:span text:style-name="T3"># Untracked files:</text:span></text:p>
      <text:p text:style-name="P1"><text:span text:style-name="T3"># <text:s text:c="2"/>(use "git add &lt;file&gt;..." to include in what will be committed)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>9. Display all the commits .</text:span></text:p>
      <text:p text:style-name="P1"><text:span text:style-name="T3">git log</text:span></text:p>
      <text:p text:style-name="P1"><text:span text:style-name="T3"></text:span></text:p>
      <text:p text:style-name="P1"><text:span text:style-name="T3">commit 6ce66483cea4448b1686d457da3b8b5e88370a25</text:span></text:p>
      <text:p text:style-name="P1"><text:span text:style-name="T3">Author: divya &lt;divya@vinsol.com&gt;</text:span></text:p>
      <text:p text:style-name="P1"><text:span text:style-name="T3">Date: <text:s text:c="2"/>Fri Jun 21 13:13:10 2013 +0530</text:span></text:p>
      <text:p text:style-name="P1"><text:span text:style-name="T3"></text:span></text:p>
      <text:p text:style-name="P1"><text:span text:style-name="T3"><text:s text:c="4"/>third</text:span></text:p>
      <text:p text:style-name="P1"><text:span text:style-name="T3"></text:span></text:p>
      <text:p text:style-name="P1"><text:span text:style-name="T3">commit 7621ba745a345246d1455f9b78c68974069ab5f6</text:span></text:p>
      <text:p text:style-name="P1"><text:span text:style-name="T3">Author: divya &lt;divya@vinsol.com&gt;</text:span></text:p>
      <text:p text:style-name="P1"><text:span text:style-name="T3">Date: <text:s text:c="2"/>Fri Jun 21 12:45:26 2013 +0530</text:span></text:p>
      <text:p text:style-name="P1"><text:span text:style-name="T3"></text:span></text:p>
      <text:p text:style-name="P1"><text:span text:style-name="T3"><text:s text:c="4"/>secnd commit</text:span></text:p>
      <text:p text:style-name="P1"><text:span text:style-name="T3"></text:span></text:p>
      <text:p text:style-name="P1"><text:span text:style-name="T3">commit bf9481dfc3e87d4def4d9e1c3f34e2e720df2f91</text:span></text:p>
      <text:p text:style-name="P1"><text:span text:style-name="T3">Author: divya &lt;divya@vinsol.com&gt;</text:span></text:p>
      <text:p text:style-name="P1"><text:span text:style-name="T3">Date: <text:s text:c="2"/>Fri Jun 21 12:31:16 2013 +0530</text:span></text:p>
      <text:p text:style-name="P1"><text:span text:style-name="T3"></text:span></text:p>
      <text:p text:style-name="P1"><text:span text:style-name="T3"><text:s text:c="4"/>first commit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/></text:p>
      <text:p text:style-name="P1"><text:span text:style-name="T3">10. Display a specific commit .</text:span></text:p>
      <text:p text:style-name="P1"><text:span text:style-name="T3">for eg :if we have to display the second commit use SHA hash of the second commit</text:span></text:p>
      <text:p text:style-name="P1"><text:span text:style-name="T3">git show SHA hash of secnd commit</text:span></text:p>
      <text:p text:style-name="P1"><text:span text:style-name="T3">that is</text:span></text:p>
      <text:p text:style-name="P1"><text:span text:style-name="T3">git show 7621ba745a345246d1455f9b78c68974069ab5f6</text:span></text:p>
      <text:p text:style-name="P1"><text:span text:style-name="T3">commit 7621ba745a345246d1455f9b78c68974069ab5f6</text:span></text:p>
      <text:p text:style-name="P1"><text:span text:style-name="T3">Author: divya &lt;divya@vinsol.com&gt;</text:span></text:p>
      <text:p text:style-name="P1"><text:span text:style-name="T3">Date: <text:s text:c="2"/>Fri Jun 21 12:45:26 2013 +0530</text:span></text:p>
      <text:p text:style-name="P1"><text:soft-page-break/><text:span text:style-name="T3"></text:span></text:p>
      <text:p text:style-name="P1"><text:span text:style-name="T3"><text:s text:c="4"/>secnd commit</text:span></text:p>
      <text:p text:style-name="P1"><text:span text:style-name="T3"></text:span></text:p>
      <text:p text:style-name="P1"><text:span text:style-name="T3">diff --git a/five.txt b/five.txt</text:span></text:p>
      <text:p text:style-name="P1"><text:span text:style-name="T3">new file mode 100644</text:span></text:p>
      <text:p text:style-name="P1"><text:span text:style-name="T3">index 0000000..18499ea</text:span></text:p>
      <text:p text:style-name="P1"><text:span text:style-name="T3">--- /dev/null</text:span></text:p>
      <text:p text:style-name="P1"><text:span text:style-name="T3">+++ b/five.txt</text:span></text:p>
      <text:p text:style-name="P1"><text:span text:style-name="T3">@@ -0,0 +1 @@</text:span></text:p>
      <text:p text:style-name="P1"><text:span text:style-name="T3">+this is my fifth</text:span></text:p>
      <text:p text:style-name="P1"><text:span text:style-name="T3">diff --git a/four.txt b/four.txt</text:span></text:p>
      <text:p text:style-name="P1"><text:span text:style-name="T3">new file mode 100644</text:span></text:p>
      <text:p text:style-name="P1"><text:span text:style-name="T3">index 0000000..132706f</text:span></text:p>
      <text:p text:style-name="P1"><text:span text:style-name="T3">--- /dev/null</text:span></text:p>
      <text:p text:style-name="P1"><text:span text:style-name="T3">+++ b/four.txt</text:span></text:p>
      <text:p text:style-name="P1"><text:span text:style-name="T3">@@ -0,0 +1 @@</text:span></text:p>
      <text:p text:style-name="P1"><text:span text:style-name="T3">+this is my fourth</text:span></text:p>
      <text:p text:style-name="P1"><text:span text:style-name="T3">diff --git a/third.txt b/third.txt</text:span></text:p>
      <text:p text:style-name="P1"><text:span text:style-name="T3">deleted file mode 100644</text:span></text:p>
      <text:p text:style-name="P1"><text:span text:style-name="T3">index 1a41114..0000000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/></text:p>
      <text:p text:style-name="P1"><text:span text:style-name="T3">11.create branches called "feature1" and "feature2" from master. 11 . Delete branch "feature2"</text:span></text:p>
      <text:p text:style-name="P1"><text:span text:style-name="T3">git branch feature1 feature2</text:span></text:p>
      <text:p text:style-name="P1"><text:span text:style-name="T3">git branch -d feature2</text:span></text:p>
      <text:p text:style-name="P1"><text:span text:style-name="T3"></text:span></text:p>
      <text:p text:style-name="P1"><text:span text:style-name="T3"></text:span></text:p>
      <text:p text:style-name="P1"><text:span text:style-name="T3"/></text:p>
      <text:p text:style-name="P1"><text:span text:style-name="T3">12.Make some commits on "feature1".</text:span></text:p>
      <text:p text:style-name="P1"><text:span text:style-name="T3">git checkout feature1</text:span></text:p>
      <text:p text:style-name="P1"><text:span text:style-name="T3">vi first.txt</text:span></text:p>
      <text:p text:style-name="P1"><text:span text:style-name="T3">git add first.txt</text:span></text:p>
      <text:p text:style-name="P1"><text:span text:style-name="T3">git commit -m "changes to the feature1 branch"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>13.Make some commits on branch "master".</text:span></text:p>
      <text:p text:style-name="P1"><text:span text:style-name="T3">git checkout master</text:span></text:p>
      <text:p text:style-name="P1"><text:span text:style-name="T3">vi first.txt</text:span></text:p>
      <text:p text:style-name="P1"><text:span text:style-name="T3">git add first.txt</text:span></text:p>
      <text:p text:style-name="P1"><text:span text:style-name="T3">git commit -m "changes to the master branch"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oft-page-break/><text:span text:style-name="T3">14.merge branch "feature1" in "master" (make some conflicts by changing same file on same line in both the branches) </text:span></text:p>
      <text:p text:style-name="P1"><text:span text:style-name="T3">git checkout feature1</text:span></text:p>
      <text:p text:style-name="P1"><text:span text:style-name="T3">vi second.txt</text:span></text:p>
      <text:p text:style-name="P1"><text:span text:style-name="T3">git add second.txt</text:span></text:p>
      <text:p text:style-name="P1"><text:span text:style-name="T3">git commit -m "merging"</text:span></text:p>
      <text:p text:style-name="P1"><text:span text:style-name="T3">git checkout master</text:span></text:p>
      <text:p text:style-name="P1"><text:span text:style-name="T3">vi second.txt</text:span></text:p>
      <text:p text:style-name="P1"><text:span text:style-name="T3">git add second.txt</text:span></text:p>
      <text:p text:style-name="P1"><text:span text:style-name="T3">git commit -m "merging" /</text:span></text:p>
      <text:p text:style-name="P1"><text:span text:style-name="T3">git merge feature1 //merge conflict arises</text:span></text:p>
      <text:p text:style-name="P1"><text:span text:style-name="T3"><text:s/></text:span></text:p>
      <text:p text:style-name="P1"><text:span text:style-name="T3">auto-merging first.txt</text:span></text:p>
      <text:p text:style-name="P1"><text:span text:style-name="T3">CONFLICT (content): Merge conflict in first.txt</text:span></text:p>
      <text:p text:style-name="P1"><text:span text:style-name="T3">Automatic merge failed; fix conflicts and then commit the result.</text:span></text:p>
      <text:p text:style-name="P1"><text:span text:style-name="T3"></text:span></text:p>
      <text:p text:style-name="P1"><text:span text:style-name="T3">git status</text:span></text:p>
      <text:p text:style-name="P1"><text:span text:style-name="T3"># On branch master</text:span></text:p>
      <text:p text:style-name="P1"><text:span text:style-name="T3"># Unmerged paths:</text:span></text:p>
      <text:p text:style-name="P1"><text:span text:style-name="T3"># <text:s text:c="2"/>(use "git add/rm &lt;file&gt;..." as appropriate to mark resolution)</text:span></text:p>
      <text:p text:style-name="P1"><text:span text:style-name="T3">#</text:span></text:p>
      <text:p text:style-name="P1"><text:span text:style-name="T3">#<text:tab/>both modified: <text:s text:c="5"/>first.txt</text:span></text:p>
      <text:p text:style-name="P1"><text:span text:style-name="T3">#</text:span></text:p>
      <text:p text:style-name="P1"><text:span text:style-name="T3">no changes added to commit (use "git add" and/or "git commit -a")</text:span></text:p>
      <text:p text:style-name="P1"><text:span text:style-name="T3"></text:span></text:p>
      <text:p text:style-name="P1"><text:span text:style-name="T3"></text:span></text:p>
      <text:p text:style-name="P1"><text:span text:style-name="T3">//make changes in file manually using a text editor</text:span></text:p>
      <text:p text:style-name="P1"><text:span text:style-name="T3">and then adding to the staging area and commit </text:span></text:p>
      <text:p text:style-name="P1"><text:span text:style-name="T3">git status</text:span></text:p>
      <text:p text:style-name="P1"><text:span text:style-name="T3"># On branch master</text:span></text:p>
      <text:p text:style-name="P1"><text:span text:style-name="T3"># Untracked files:</text:span></text:p>
      <text:p text:style-name="P1"><text:span text:style-name="T3"># <text:s text:c="2"/>(use "git add &lt;file&gt;..." to include in what will be committed)</text:span></text:p>
      <text:p text:style-name="P1"><text:span text:style-name="T3">#</text:span></text:p>
      <text:p text:style-name="P1"><text:span text:style-name="T3">#<text:tab/>first.txt~</text:span></text:p>
      <text:p text:style-name="P1"><text:span text:style-name="T3">nothing added to commit but untracked files present (use "git add" to track)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></text:span></text:p>
      <text:p text:style-name="P1"><text:span text:style-name="T3">15.create branch "feature2" from master .Make some commits on "feature2".</text:span></text:p>
      <text:p text:style-name="P1"><text:span text:style-name="T3"></text:span></text:p>
      <text:p text:style-name="P1"><text:span text:style-name="T3">git checkout -b feature2</text:span></text:p>
      <text:p text:style-name="P1"><text:span text:style-name="T3">vi first.txt</text:span></text:p>
      <text:p text:style-name="P1"><text:span text:style-name="T3">git add first.txt</text:span></text:p>
      <text:p text:style-name="P1"><text:span text:style-name="T3">git commit -m "changes to the branch and commiting"</text:span></text:p>
      <text:p text:style-name="P1"><text:span text:style-name="T3"></text:span></text:p>
      <text:p text:style-name="P1"><text:span text:style-name="T3"></text:span></text:p>
      <text:p text:style-name="P1"><text:soft-page-break/><text:span text:style-name="T3"/></text:p>
      <text:p text:style-name="P1"><text:span text:style-name="T3">16.Make some commits on branch "master".</text:span></text:p>
      <text:p text:style-name="P1"><text:span text:style-name="T3"><text:s/>git checkout master</text:span></text:p>
      <text:p text:style-name="P1"><text:span text:style-name="T3">vi first.txt</text:span></text:p>
      <text:p text:style-name="P1"><text:span text:style-name="T3">git add first.txt</text:span></text:p>
      <text:p text:style-name="P1"><text:span text:style-name="T3">git commit -m "changes to the master branch"</text:span></text:p>
      <text:p text:style-name="P1"><text:span text:style-name="T3"></text:span></text:p>
      <text:p text:style-name="P1"><text:span text:style-name="T3"/></text:p>
      <text:p text:style-name="P1"><text:span text:style-name="T3"/></text:p>
      <text:p text:style-name="P1"><text:span text:style-name="T3">17.rebase branch "master" in "feature2" (make some conflicts by changing same file on same line in both the branches) </text:span></text:p>
      <text:p text:style-name="P1"><text:span text:style-name="T3">git checkout master</text:span></text:p>
      <text:p text:style-name="P1"><text:span text:style-name="T3">vi first.txt</text:span></text:p>
      <text:p text:style-name="P1"><text:span text:style-name="T3">git commit -am "rebasing"</text:span></text:p>
      <text:p text:style-name="P1"><text:span text:style-name="T3">git checkout feature2</text:span></text:p>
      <text:p text:style-name="P1"><text:span text:style-name="T3">vi first.txt</text:span></text:p>
      <text:p text:style-name="P1"><text:span text:style-name="T3">git commit -am "rebasing on branch"</text:span></text:p>
      <text:p text:style-name="P1"><text:span text:style-name="T3">git rebase master //conflict arises</text:span></text:p>
      <text:p text:style-name="P1"><text:span text:style-name="T3">First, rewinding head to replay your work on top of it...</text:span></text:p>
      <text:p text:style-name="P1"><text:span text:style-name="T3">Applying: first.txt</text:span></text:p>
      <text:p text:style-name="P1"><text:span text:style-name="T3">Using index info to reconstruct a base tree...</text:span></text:p>
      <text:p text:style-name="P1"><text:span text:style-name="T3">Falling back to patching base and 3-way merge...</text:span></text:p>
      <text:p text:style-name="P1"><text:span text:style-name="T3">Auto-merging first.txt</text:span></text:p>
      <text:p text:style-name="P1"><text:span text:style-name="T3">CONFLICT (content): Merge conflict in first.txt</text:span></text:p>
      <text:p text:style-name="P1"><text:span text:style-name="T3">Failed to merge in the changes.</text:span></text:p>
      <text:p text:style-name="P1"><text:span text:style-name="T3">Patch failed at 0001 first.txt</text:span></text:p>
      <text:p text:style-name="P1"><text:span text:style-name="T3"></text:span></text:p>
      <text:p text:style-name="P1"><text:span text:style-name="T3">When you have resolved this problem run "git rebase --continue".</text:span></text:p>
      <text:p text:style-name="P1"><text:span text:style-name="T3">If you would prefer to skip this patch, instead run "git rebase --skip".</text:span></text:p>
      <text:p text:style-name="P1"><text:span text:style-name="T3">To check out the original branch and stop rebasing run "git rebase --abort".</text:span></text:p>
      <text:p text:style-name="P1"><text:span text:style-name="T3"></text:span></text:p>
      <text:p text:style-name="P1"><text:span text:style-name="T3"></text:span></text:p>
      <text:p text:style-name="P1"><text:span text:style-name="T3">//edit first.txt manually</text:span></text:p>
      <text:p text:style-name="P1"><text:span text:style-name="T3">git add first.txt</text:span></text:p>
      <text:p text:style-name="P1"><text:span text:style-name="T3">git rebase --continue</text:span></text:p>
      <text:p text:style-name="P1"><text:span text:style-name="T3"></text:span></text:p>
      <text:p text:style-name="P1"><text:span text:style-name="T3">applying:first.txt</text:span></text:p>
      <text:p text:style-name="P1"><text:span text:style-name="T3"></text:span></text:p>
      <text:p text:style-name="P1"><text:span text:style-name="T3"/></text:p>
      <text:p text:style-name="P1"><text:span text:style-name="T3">18: find the differences between "merge" and "rebase" in above cases.</text:span></text:p>
      <text:p text:style-name="P1"><text:span text:style-name="T3">In rebase a temporary space is created where the changes made to master branch are moved...then feature 1 commits are run and thereafter the master commits are run on top of it.</text:span></text:p>
      <text:p text:style-name="P1"><text:span text:style-name="T3">whereas in merge no such thing takes place </text:span></text:p>
      <text:p text:style-name="P1"><text:span text:style-name="T3">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19.Use git stash</text:span></text:p>
      <text:p text:style-name="P1"><text:span text:style-name="T3">vi first.txt</text:span></text:p>
      <text:p text:style-name="P1"><text:span text:style-name="T3">git stash</text:span></text:p>
      <text:p text:style-name="P1"><text:span text:style-name="T3">git stash list</text:span></text:p>
      <text:p text:style-name="P1"><text:span text:style-name="T3">git stash pop</text:span></text:p>
      <text:p text:style-name="P1"><text:span text:style-name="T3">git stash list</text:span></text:p>
      <text:p text:style-name="P1"><text:span text:style-name="T3"></text:span></text:p>
      <text:p text:style-name="P1"><text:span text:style-name="T3"/></text:p>
      <text:p text:style-name="P1"><text:span text:style-name="T3"/></text:p>
      <text:p text:style-name="P1"><text:span text:style-name="T3">20.create a repository on github for your working repository and push changes on remote repository.</text:span></text:p>
      <text:p text:style-name="P1"><text:span text:style-name="T3">git remote add abc https://github.com/divyatalwar/divyaa.git</text:span></text:p>
      <text:p text:style-name="P1"><text:span text:style-name="T3">git push -u abc <text:s/>master</text:span>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nt </meta:initial-creator>
    <meta:creation-date>2013-06-21T12:55:34</meta:creation-date>
    <dc:date>2013-06-21T17:46:12</dc:date>
    <dc:creator>Nishant </dc:creator>
    <meta:editing-duration>PT4H48M31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8" meta:paragraph-count="326" meta:word-count="1250" meta:character-count="7803" meta:non-whitespace-character-count="6431"/>
  </office:meta>
</office:document-meta>
</file>